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5cm" fo:min-width="3.7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.3cm" svg:height="1.1cm" svg:x="2.4cm" svg:y="3cm">
          <text:p/>
        </draw:ellipse>
        <draw:line draw:style-name="gr2" draw:text-style-name="P1" draw:layer="layout" svg:x1="3.1cm" svg:y1="4cm" svg:x2="3.2cm" svg:y2="5.8cm">
          <text:p/>
        </draw:line>
        <draw:line draw:style-name="gr2" draw:text-style-name="P1" draw:layer="layout" svg:x1="3.2cm" svg:y1="4.9cm" svg:x2="4.4cm" svg:y2="5.8cm">
          <text:p/>
        </draw:line>
        <draw:line draw:style-name="gr2" draw:text-style-name="P1" draw:layer="layout" svg:x1="3.2cm" svg:y1="5.1cm" svg:x2="2.3cm" svg:y2="5.6cm">
          <text:p/>
        </draw:line>
        <draw:line draw:style-name="gr2" draw:text-style-name="P1" draw:layer="layout" svg:x1="3.2cm" svg:y1="5.8cm" svg:x2="4cm" svg:y2="7.1cm">
          <text:p/>
        </draw:line>
        <draw:line draw:style-name="gr2" draw:text-style-name="P1" draw:layer="layout" svg:x1="3.2cm" svg:y1="5.8cm" svg:x2="2.6cm" svg:y2="6.9cm">
          <text:p/>
        </draw:line>
        <draw:rect draw:style-name="gr1" draw:text-style-name="P1" draw:layer="layout" svg:width="6cm" svg:height="4.1cm" svg:x="12.6cm" svg:y="2.3cm">
          <text:p/>
        </draw:rect>
        <draw:custom-shape draw:style-name="gr3" draw:text-style-name="P1" draw:layer="layout" svg:width="5cm" svg:height="1.3cm" svg:x="6.5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2.702cm" svg:height="1.204cm" svg:x="1.998cm" svg:y="1.5cm">
          <draw:text-box>
            <text:p/>
          </draw:text-box>
        </draw:frame>
        <draw:frame draw:style-name="gr5" draw:layer="layout" svg:width="6.17cm" svg:height="1.675cm" svg:x="12.6cm" svg:y="4.025cm">
          <draw:text-box>
            <text:p>Entrée des données</text:p>
            <text:p/>
          </draw:text-box>
        </draw:frame>
        <draw:custom-shape draw:style-name="gr3" draw:text-style-name="P1" draw:layer="layout" svg:width="1.6cm" svg:height="4.3cm" svg:x="15.4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6" draw:text-style-name="P1" draw:layer="layout" svg:width="5cm" svg:height="4.3cm" svg:x="13.7cm" svg:y="12.1cm">
          <text:p text:style-name="P1">Traitement</text:p>
          <text:p text:style-name="P1">Des</text:p>
          <text:p text:style-name="P1">données</text:p>
        </draw:ellipse>
        <draw:custom-shape draw:style-name="gr3" draw:text-style-name="P1" draw:layer="layout" svg:width="1.4cm" svg:height="4.1cm" svg:x="15.4cm" svg:y="1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4.9cm" svg:height="4.9cm" svg:x="13.6cm" svg:y="21.8cm">
          <text:p/>
        </draw:circle>
        <draw:frame draw:style-name="gr7" draw:layer="layout" svg:width="4.02cm" svg:height="3.612cm" svg:x="14.18cm" svg:y="22.888cm">
          <draw:text-box>
            <text:p>Application au réseau</text:p>
            <text:p>de neurones</text:p>
          </draw:text-box>
        </draw:frame>
        <draw:custom-shape draw:style-name="gr3" draw:text-style-name="P1" draw:layer="layout" svg:width="3.1cm" svg:height="1.6cm" svg:x="9.5cm" svg:y="23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5.5cm" svg:height="4cm" svg:x="2.9cm" svg:y="22.7cm">
          <text:p/>
        </draw:ellipse>
        <draw:frame draw:style-name="gr8" draw:layer="layout" svg:width="4.13cm" svg:height="2.387cm" svg:x="3.77cm" svg:y="23.613cm">
          <draw:text-box>
            <text:p>Application</text:p>
            <text:p>de l'algo</text:p>
            <text:p>des k-means</text:p>
          </draw:text-box>
        </draw:frame>
        <draw:custom-shape draw:style-name="gr3" draw:text-style-name="P1" draw:layer="layout" svg:width="1.8cm" svg:height="3.8cm" svg:x="4.3cm" svg:y="18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6" draw:text-style-name="P1" draw:layer="layout" svg:width="6.1cm" svg:height="2.9cm" svg:x="2.5cm" svg:y="14.8cm">
          <text:p text:style-name="P1">Décision du réseau de neurones</text:p>
        </draw:ellipse>
        <draw:custom-shape draw:style-name="gr3" draw:text-style-name="P1" draw:layer="layout" svg:width="1.9cm" svg:height="4.2cm" svg:x="4cm" svg:y="10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4.202cm" svg:height="2.075cm" svg:x="2.898cm" svg:y="7.6cm">
          <draw:text-box>
            <text:p>Analyse</text:p>
            <text:p>Des résulta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Zurawska</meta:initial-creator>
    <meta:creation-date>2016-01-17T15:04:12.93</meta:creation-date>
    <dc:date>2016-01-18T12:58:22.48</dc:date>
    <dc:creator>ABAK-KALI Nizar</dc:creator>
    <meta:editing-duration>PT8M35S</meta:editing-duration>
    <meta:editing-cycles>3</meta:editing-cycles>
    <meta:generator>OpenOffice/4.1.1$Win32 OpenOffice.org_project/411m6$Build-9775</meta:generator>
    <meta:document-statistic meta:object-count="22"/>
  </office:meta>
</office:document-meta>
</file>